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&lt;div class="home"&gt;</text:p>
      <text:p text:style-name="Standard"><text:s text:c="8"/>&lt;ul&gt;</text:p>
      <text:p text:style-name="Standard"><text:s text:c="10"/>&lt;li class="home-li"&gt;Lavandina&lt;/li&gt;</text:p>
      <text:p text:style-name="Standard"><text:s text:c="10"/>&lt;li class="home-li"&gt;Detergente&lt;/li&gt;</text:p>
      <text:p text:style-name="Standard"><text:s text:c="10"/>&lt;li class="home-li"&gt;Desodorante&lt;/li&gt;</text:p>
      <text:p text:style-name="Standard"><text:s text:c="10"/>&lt;li class="home-li"&gt;Matamoscas&lt;/li&gt;</text:p>
      <text:p text:style-name="Standard"><text:s text:c="10"/>&lt;li class="home-li"&gt;Matacucarachas&lt;/li&gt;</text:p>
      <text:p text:style-name="Standard"><text:s text:c="10"/>&lt;li class="home-li"&gt;Cif&lt;/li&gt;</text:p>
      <text:p text:style-name="Standard"><text:s text:c="10"/>&lt;li class="home-li"&gt;Espirales&lt;/li&gt;</text:p>
      <text:p text:style-name="Standard"><text:s text:c="10"/>&lt;li class="home-li"&gt;Off&lt;/li&gt;</text:p>
      <text:p text:style-name="Standard"><text:s text:c="10"/>&lt;li class="home-li"&gt;Alcohol&lt;/li&gt;</text:p>
      <text:p text:style-name="Standard"><text:s text:c="10"/>&lt;li class="home-li"&gt;Rejillas&lt;/li&gt;</text:p>
      <text:p text:style-name="Standard"><text:s text:c="10"/>&lt;li class="home-li"&gt;Trapos de piso&lt;/li&gt;</text:p>
      <text:p text:style-name="Standard"><text:s text:c="10"/>&lt;li class="home-li"&gt;Escobas&lt;/li&gt;</text:p>
      <text:p text:style-name="Standard"><text:s text:c="10"/>&lt;li class="home-li"&gt;Secadores&lt;/li&gt;</text:p>
      <text:p text:style-name="Standard"><text:s text:c="10"/>&lt;li class="home-li"&gt;Desinfectante de ambiente&lt;/li&gt;</text:p>
      <text:p text:style-name="Standard"><text:s text:c="10"/>&lt;li class="home-li"&gt;Lámparas&lt;/li&gt;</text:p>
      <text:p text:style-name="Standard"><text:s text:c="10"/>&lt;li class="home-li"&gt;Jabón en polvo&lt;/li&gt;</text:p>
      <text:p text:style-name="Standard"><text:s text:c="10"/>&lt;li class="home-li"&gt;Jabón líquido&lt;/li&gt;</text:p>
      <text:p text:style-name="Standard"><text:s text:c="10"/>&lt;li class="home-li"&gt;Jabón Blanco&lt;/li&gt;</text:p>
      <text:p text:style-name="Standard"><text:s text:c="8"/>&lt;/ul&gt;</text:p>
      <text:p text:style-name="Standard"><text:s text:c="6"/>&lt;/div&gt;</text:p>
      <text:p text:style-name="Standard">&lt;h2&gt;Producto&lt;/h2&gt;</text:p>
      <text:p text:style-name="Standard"><text:s text:c="4"/>&lt;div class="personalCare"&gt;</text:p>
      <text:p text:style-name="Standard"><text:s text:c="6"/>&lt;div&gt;</text:p>
      <text:p text:style-name="Standard"><text:s text:c="8"/>&lt;h3&gt;Cuidado personal&lt;/h3&gt;</text:p>
      <text:p text:style-name="Standard"><text:s text:c="8"/>&lt;ul class="home"&gt;</text:p>
      <text:p text:style-name="Standard"><text:s text:c="10"/>&lt;li class="home-li"&gt;Desodorante&lt;/li&gt;</text:p>
      <text:p text:style-name="Standard"><text:s text:c="10"/>&lt;li class="home-li"&gt;Antitranspirante&lt;/li&gt;</text:p>
      <text:p text:style-name="Standard"><text:s text:c="10"/>&lt;li class="home-li"&gt;Algodón&lt;/li&gt;</text:p>
      <text:p text:style-name="Standard"><text:s text:c="10"/>&lt;li class="home-li"&gt;Toallitas Fem.&lt;/li&gt;</text:p>
      <text:p text:style-name="Standard"><text:s text:c="10"/>&lt;li class="home-li"&gt;Shampoo&lt;/li&gt;</text:p>
      <text:p text:style-name="Standard"><text:s text:c="10"/>&lt;li class="home-li"&gt;Crema Enjuague&lt;/li&gt;</text:p>
      <text:p text:style-name="Standard"><text:s text:c="10"/>&lt;li class="home-li"&gt;Esmaltes&lt;/li&gt;</text:p>
      <text:p text:style-name="Standard"><text:s text:c="10"/>&lt;li class="home-li"&gt;Quita esmaltes&lt;/li&gt;</text:p>
      <text:p text:style-name="Standard"><text:s text:c="10"/>&lt;li class="home-li"&gt;Jabón tocador&lt;/li&gt;</text:p>
      <text:p text:style-name="Standard"><text:s text:c="10"/>&lt;li class="home-li"&gt;Crema para el cuerpo&lt;/li&gt;</text:p>
      <text:p text:style-name="Standard"><text:s text:c="10"/>&lt;li class="home-li"&gt;Prime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li&gt;&lt;h3&gt;Cant.&lt;/h3&gt;&lt;/li&gt;</text:p>
      <text:p text:style-name="Standard"><text:s text:c="10"/>&lt;li&gt;&lt;input type="number" id="H-cant-A" class="cant_item" /&gt;&lt;/li&gt;</text:p>
      <text:p text:style-name="Standard"><text:s text:c="10"/>&lt;li&gt;&lt;input type="number" id="H-cant-B" class="cant_item" /&gt;&lt;/li&gt;</text:p>
      <text:p text:style-name="Standard"><text:s text:c="10"/>&lt;li&gt;&lt;input type="number" id="H-cant-C" class="cant_item" /&gt;&lt;/li&gt;</text:p>
      <text:p text:style-name="Standard"><text:s text:c="10"/>&lt;li&gt;&lt;input type="number" id="H-cant-D" class="cant_item" /&gt;&lt;/li&gt;</text:p>
      <text:p text:style-name="Standard"><text:s text:c="10"/>&lt;li&gt;&lt;input type="number" id="H-cant-E" class="cant_item" /&gt;&lt;/li&gt;</text:p>
      <text:p text:style-name="Standard"><text:s text:c="10"/>&lt;li&gt;&lt;input type="number" id="H-cant-F" class="cant_item" /&gt;&lt;/li&gt;</text:p>
      <text:p text:style-name="Standard"><text:s text:c="10"/>&lt;li&gt;&lt;input type="number" id="H-cant-G" class="cant_item" /&gt;&lt;/li&gt;</text:p>
      <text:p text:style-name="Standard"><text:s text:c="10"/>&lt;li&gt;&lt;input type="number" id="H-cant-H" class="cant_item" /&gt;&lt;/li&gt;</text:p>
      <text:p text:style-name="Standard"><text:s text:c="10"/>&lt;li&gt;&lt;input type="number" id="H-cant-I" class="cant_item" /&gt;&lt;/li&gt;</text:p>
      <text:p text:style-name="Standard"><text:soft-page-break/><text:s text:c="10"/>&lt;li&gt;&lt;input type="number" id="H-cant-J" class="cant_item" /&gt;&lt;/li&gt;</text:p>
      <text:p text:style-name="Standard"><text:s text:c="10"/>&lt;li&gt;&lt;input type="number" id="H-cant-K" class="cant_item" /&gt;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li&gt;&lt;h3&gt;Precio&lt;/h3&gt;&lt;/li&gt;</text:p>
      <text:p text:style-name="Standard"><text:s text:c="10"/>&lt;li&gt;&lt;input type="number" id="H-price-A" class="H-price-item" /&gt;&lt;/li&gt;</text:p>
      <text:p text:style-name="Standard"><text:s text:c="10"/>&lt;li&gt;&lt;input type="number" id="H-price-B" class="H-price-item" /&gt;&lt;/li&gt;</text:p>
      <text:p text:style-name="Standard"><text:s text:c="10"/>&lt;li&gt;&lt;input type="number" id="H-price-C" class="H-price-item" /&gt;&lt;/li&gt;</text:p>
      <text:p text:style-name="Standard"><text:s text:c="10"/>&lt;li&gt;&lt;input type="number" id="H-price-D" class="H-price-item" /&gt;&lt;/li&gt;</text:p>
      <text:p text:style-name="Standard"><text:s text:c="10"/>&lt;li&gt;&lt;input type="number" id="H-price-E" class="H-price-item" /&gt;&lt;/li&gt;</text:p>
      <text:p text:style-name="Standard"><text:s text:c="10"/>&lt;li&gt;&lt;input type="number" id="H-price-F" class="H-price-item" /&gt;&lt;/li&gt;</text:p>
      <text:p text:style-name="Standard"><text:s text:c="10"/>&lt;li&gt;&lt;input type="number" id="H-price-G" class="H-price-item" /&gt;&lt;/li&gt;</text:p>
      <text:p text:style-name="Standard"><text:s text:c="10"/>&lt;li&gt;&lt;input type="number" id="H-price-H" class="H-price-item" /&gt;&lt;/li&gt;</text:p>
      <text:p text:style-name="Standard"><text:s text:c="10"/>&lt;li&gt;&lt;input type="number" id="H-price-I" class="H-price-item" /&gt;&lt;/li&gt;</text:p>
      <text:p text:style-name="Standard"><text:s text:c="10"/>&lt;li&gt;&lt;input type="number" id="H-price-J" class="H-price-item" /&gt;&lt;/li&gt;</text:p>
      <text:p text:style-name="Standard"><text:s text:c="10"/>&lt;li&gt;&lt;input type="number" id="H-price-K" class="H-price-item" /&gt;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form&gt;</text:p>
      <text:p text:style-name="Standard"><text:s text:c="12"/>&lt;li&gt;&lt;h3&gt;Check&lt;/h3&gt;&lt;/li&gt;</text:p>
      <text:p text:style-name="Standard"><text:s text:c="12"/>&lt;li&gt;&lt;input type="checkbox" id="H-checked-A" class="H-chk" /&gt;&lt;/li&gt;</text:p>
      <text:p text:style-name="Standard"><text:s text:c="12"/>&lt;li&gt;&lt;input type="checkbox" id="H-checked-B" class="H-chk" /&gt;&lt;/li&gt;</text:p>
      <text:p text:style-name="Standard"><text:s text:c="12"/>&lt;li&gt;&lt;input type="checkbox" id="H-checked-C" class="H-chk" /&gt;&lt;/li&gt;</text:p>
      <text:p text:style-name="Standard"><text:s text:c="12"/>&lt;li&gt;&lt;input type="checkbox" id="H-checked-D" class="H-chk" /&gt;&lt;/li&gt;</text:p>
      <text:p text:style-name="Standard"><text:s text:c="12"/>&lt;li&gt;&lt;input type="checkbox" id="H-checked-E" class="H-chk" /&gt;&lt;/li&gt;</text:p>
      <text:p text:style-name="Standard"><text:s text:c="12"/>&lt;li&gt;&lt;input type="checkbox" id="H-checked-F" class="H-chk" /&gt;&lt;/li&gt;</text:p>
      <text:p text:style-name="Standard"><text:s text:c="12"/>&lt;li&gt;&lt;input type="checkbox" id="H-checked-G" class="H-chk" /&gt;&lt;/li&gt;</text:p>
      <text:p text:style-name="Standard"><text:s text:c="12"/>&lt;li&gt;&lt;input type="checkbox" id="H-checked-H" class="H-chk" /&gt;&lt;/li&gt;</text:p>
      <text:p text:style-name="Standard"><text:s text:c="12"/>&lt;li&gt;&lt;input type="checkbox" id="H-checked-I" class="H-chk" /&gt;&lt;/li&gt;</text:p>
      <text:p text:style-name="Standard"><text:s text:c="12"/>&lt;li&gt;&lt;input type="checkbox" id="H-checked-J" class="H-chk" /&gt;&lt;/li&gt;</text:p>
      <text:p text:style-name="Standard"><text:s text:c="12"/>&lt;li&gt;&lt;input type="checkbox" id="H-checked-K" class="H-chk" /&gt;&lt;/li&gt;</text:p>
      <text:p text:style-name="Standard"><text:s text:c="10"/>&lt;/form&gt;</text:p>
      <text:p text:style-name="Standard"><text:s text:c="8"/>&lt;/ul&gt;</text:p>
      <text:p text:style-name="Standard"><text:s text:c="6"/>&lt;/div&gt;</text:p>
      <text:p text:style-name="Standard"><text:s text:c="4"/>&lt;/div&gt;</text:p>
      <text:p text:style-name="Standard"><text:s text:c="4"/>&lt;h2&gt;Producto&lt;/h2&gt;</text:p>
      <text:p text:style-name="Standard"><text:s text:c="4"/>&lt;div class="food-drinks"&gt;</text:p>
      <text:p text:style-name="Standard"><text:s text:c="6"/>&lt;div&gt;</text:p>
      <text:p text:style-name="Standard"><text:s text:c="8"/>&lt;h3&gt;Alimentos y bebidas&lt;/h3&gt;</text:p>
      <text:p text:style-name="Standard"><text:s text:c="8"/>&lt;ul class="home"&gt;</text:p>
      <text:p text:style-name="Standard"><text:s text:c="10"/>&lt;li class="home-fd"&gt;Harina 000&lt;/li&gt;</text:p>
      <text:p text:style-name="Standard"><text:s text:c="10"/>&lt;li class="home-fd"&gt;Harina 0000&lt;/li&gt;</text:p>
      <text:p text:style-name="Standard"><text:s text:c="10"/>&lt;li class="home-fd"&gt;Harina Leudante&lt;/li&gt;</text:p>
      <text:p text:style-name="Standard"><text:s text:c="10"/>&lt;li class="home-fd"&gt;Harina de maíz&lt;/li&gt;</text:p>
      <text:p text:style-name="Standard"><text:s text:c="10"/>&lt;li class="home-fd"&gt;Harina de mandioca&lt;/li&gt;</text:p>
      <text:p text:style-name="Standard"><text:s text:c="10"/>&lt;li class="home-fd"&gt;Sémola&lt;/li&gt;</text:p>
      <text:p text:style-name="Standard"><text:s text:c="10"/>&lt;li class="home-fd"&gt;Avena&lt;/li&gt;</text:p>
      <text:p text:style-name="Standard"><text:s text:c="10"/>&lt;li class="home-fd"&gt;Azúcar&lt;/li&gt;</text:p>
      <text:p text:style-name="Standard"><text:soft-page-break/><text:s text:c="10"/>&lt;li class="home-fd"&gt;Yerba&lt;/li&gt;</text:p>
      <text:p text:style-name="Standard"><text:s text:c="10"/>&lt;li class="home-fd"&gt;Café de filtro&lt;/li&gt;</text:p>
      <text:p text:style-name="Standard"><text:s text:c="10"/>&lt;li class="home-fd"&gt;Café soluble&lt;/li&gt;</text:p>
      <text:p text:style-name="Standard"><text:s text:c="10"/>&lt;li class="home-fd"&gt;Chocolate en polvo&lt;/li&gt;</text:p>
      <text:p text:style-name="Standard"><text:s text:c="10"/>&lt;li class="home-fd"&gt;Chocolate en barra&lt;/li&gt;</text:p>
      <text:p text:style-name="Standard"><text:s text:c="10"/>&lt;li class="home-fd"&gt;Leches&lt;/li&gt;</text:p>
      <text:p text:style-name="Standard"><text:s text:c="10"/>&lt;li class="home-fd"&gt;Galletitas Dulces&lt;/li&gt;</text:p>
      <text:p text:style-name="Standard"><text:s text:c="10"/>&lt;li class="home-fd"&gt;Galletitas Saladas&lt;/li&gt;</text:p>
      <text:p text:style-name="Standard"><text:s text:c="10"/>&lt;li class="home-fd"&gt;Fideos&lt;/li&gt;</text:p>
      <text:p text:style-name="Standard"><text:s text:c="10"/>&lt;li class="home-fd"&gt;Arroz&lt;/li&gt;</text:p>
      <text:p text:style-name="Standard"><text:s text:c="10"/>&lt;li class="home-fd"&gt;Arroz integral&lt;/li&gt;</text:p>
      <text:p text:style-name="Standard"><text:s text:c="10"/>&lt;li class="home-fd"&gt;Aceite de oliva&lt;/li&gt;</text:p>
      <text:p text:style-name="Standard"><text:s text:c="10"/>&lt;li class="home-fd"&gt;Vinagre de manzana&lt;/li&gt;</text:p>
      <text:p text:style-name="Standard"><text:s text:c="10"/>&lt;li class="home-fd"&gt;Vinagre de alcohol&lt;/li&gt;</text:p>
      <text:p text:style-name="Standard"><text:s text:c="10"/>&lt;li class="home-fd"&gt;Mayonesa&lt;/li&gt;</text:p>
      <text:p text:style-name="Standard"><text:s text:c="10"/>&lt;li class="home-fd"&gt;Ketchup&lt;/li&gt;</text:p>
      <text:p text:style-name="Standard"><text:s text:c="10"/>&lt;li class="home-fd"&gt;Mostaza&lt;/li&gt;</text:p>
      <text:p text:style-name="Standard"><text:s text:c="10"/>&lt;li class="home-fd"&gt;Barbacoa&lt;/li&gt;</text:p>
      <text:p text:style-name="Standard"><text:s text:c="10"/>&lt;li class="home-fd"&gt;Pimienta&lt;/li&gt;</text:p>
      <text:p text:style-name="Standard"><text:s text:c="10"/>&lt;li class="home-fd"&gt;Provenzal&lt;/li&gt;</text:p>
      <text:p text:style-name="Standard"><text:s text:c="10"/>&lt;li class="home-fd"&gt;Orégano&lt;/li&gt;</text:p>
      <text:p text:style-name="Standard"><text:s text:c="10"/>&lt;li class="home-fd"&gt;Puré de tomates&lt;/li&gt;</text:p>
      <text:p text:style-name="Standard"><text:s text:c="10"/>&lt;li class="home-fd"&gt;Arvejas&lt;/li&gt;</text:p>
      <text:p text:style-name="Standard"><text:s text:c="10"/>&lt;li class="home-fd"&gt;Atún&lt;/li&gt;</text:p>
      <text:p text:style-name="Standard"><text:s text:c="10"/>&lt;li class="home-fd"&gt;Patés&lt;/li&gt;</text:p>
      <text:p text:style-name="Standard"><text:s text:c="10"/>&lt;li class="home-fd"&gt;Duraznos&lt;/li&gt;</text:p>
      <text:p text:style-name="Standard"><text:s text:c="10"/>&lt;li class="home-fd"&gt;Vino&lt;/li&gt;</text:p>
      <text:p text:style-name="Standard"><text:s text:c="10"/>&lt;li class="home-fd"&gt;Whisky&lt;/li&gt;</text:p>
      <text:p text:style-name="Standard"><text:s text:c="10"/>&lt;li class="home-fd"&gt;Cervezas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li&gt;&lt;h3&gt;Cant.&lt;/h3&gt;&lt;/li&gt;</text:p>
      <text:p text:style-name="Standard"><text:s text:c="10"/>&lt;li&gt;&lt;input type="number" id="H-cant-A" class="cant_item" /&gt;&lt;/li&gt;</text:p>
      <text:p text:style-name="Standard"><text:s text:c="10"/>&lt;li&gt;&lt;input type="number" id="H-cant-B" class="cant_item" /&gt;&lt;/li&gt;</text:p>
      <text:p text:style-name="Standard"><text:s text:c="10"/>&lt;li&gt;&lt;input type="number" id="H-cant-C" class="cant_item" /&gt;&lt;/li&gt;</text:p>
      <text:p text:style-name="Standard"><text:s text:c="10"/>&lt;li&gt;&lt;input type="number" id="H-cant-D" class="cant_item" /&gt;&lt;/li&gt;</text:p>
      <text:p text:style-name="Standard"><text:s text:c="10"/>&lt;li&gt;&lt;input type="number" id="H-cant-E" class="cant_item" /&gt;&lt;/li&gt;</text:p>
      <text:p text:style-name="Standard"><text:s text:c="10"/>&lt;li&gt;&lt;input type="number" id="H-cant-F" class="cant_item" /&gt;&lt;/li&gt;</text:p>
      <text:p text:style-name="Standard"><text:s text:c="10"/>&lt;li&gt;&lt;input type="number" id="H-cant-G" class="cant_item" /&gt;&lt;/li&gt;</text:p>
      <text:p text:style-name="Standard"><text:s text:c="10"/>&lt;li&gt;&lt;input type="number" id="H-cant-H" class="cant_item" /&gt;&lt;/li&gt;</text:p>
      <text:p text:style-name="Standard"><text:s text:c="10"/>&lt;li&gt;&lt;input type="number" id="H-cant-I" class="cant_item" /&gt;&lt;/li&gt;</text:p>
      <text:p text:style-name="Standard"><text:s text:c="10"/>&lt;li&gt;&lt;input type="number" id="H-cant-J" class="cant_item" /&gt;&lt;/li&gt;</text:p>
      <text:p text:style-name="Standard"><text:s text:c="10"/>&lt;li&gt;&lt;input type="number" id="H-cant-K" class="cant_item" /&gt;&lt;/li&gt;</text:p>
      <text:p text:style-name="Standard"><text:s text:c="10"/>&lt;li&gt;&lt;input type="number" id="H-cant-L" class="cant_item" /&gt;&lt;/li&gt;</text:p>
      <text:p text:style-name="Standard"><text:s text:c="10"/>&lt;li&gt;&lt;input type="number" id="H-cant-M" class="cant_item" /&gt;&lt;/li&gt;</text:p>
      <text:p text:style-name="Standard"><text:s text:c="10"/>&lt;li&gt;&lt;input type="number" id="H-cant-Ñ" class="cant_item" /&gt;&lt;/li&gt;</text:p>
      <text:p text:style-name="Standard"><text:s text:c="10"/>&lt;li&gt;&lt;input type="number" id="H-cant-O" class="cant_item" /&gt;&lt;/li&gt;</text:p>
      <text:p text:style-name="Standard"><text:s text:c="10"/>&lt;li&gt;&lt;input type="number" id="H-cant-P" class="cant_item" /&gt;&lt;/li&gt;</text:p>
      <text:p text:style-name="Standard"><text:s text:c="10"/>&lt;li&gt;&lt;input type="number" id="H-cant-Q" class="cant_item" /&gt;&lt;/li&gt;</text:p>
      <text:p text:style-name="Standard"><text:s text:c="10"/>&lt;li&gt;&lt;input type="number" id="H-cant-R" class="cant_item" /&gt;&lt;/li&gt;</text:p>
      <text:p text:style-name="Standard"><text:soft-page-break/><text:s text:c="10"/>&lt;li&gt;&lt;input type="number" id="H-cant-S" class="cant_item" /&gt;&lt;/li&gt;</text:p>
      <text:p text:style-name="Standard"><text:s text:c="10"/>&lt;li&gt;&lt;input type="number" id="H-cant-T" class="cant_item" /&gt;&lt;/li&gt;</text:p>
      <text:p text:style-name="Standard"><text:s text:c="10"/>&lt;li&gt;&lt;input type="number" id="H-cant-U" class="cant_item" /&gt;&lt;/li&gt;</text:p>
      <text:p text:style-name="Standard"><text:s text:c="10"/>&lt;li&gt;&lt;input type="number" id="H-cant-V" class="cant_item" /&gt;&lt;/li&gt;</text:p>
      <text:p text:style-name="Standard"><text:s text:c="10"/>&lt;li&gt;&lt;input type="number" id="H-cant-W" class="cant_item" /&gt;&lt;/li&gt;</text:p>
      <text:p text:style-name="Standard"><text:s text:c="10"/>&lt;li&gt;&lt;input type="number" id="H-cant-X" class="cant_item" /&gt;&lt;/li&gt;</text:p>
      <text:p text:style-name="Standard"><text:s text:c="10"/>&lt;li&gt;&lt;input type="number" id="H-cant-Y" class="cant_item" /&gt;&lt;/li&gt;</text:p>
      <text:p text:style-name="Standard"><text:s text:c="10"/>&lt;li&gt;&lt;input type="number" id="H-cant-Z" class="cant_item" /&gt;&lt;/li&gt;</text:p>
      <text:p text:style-name="Standard"><text:s text:c="10"/>&lt;li&gt;&lt;input type="number" id="H-cant-AA" class="cant_item" /&gt;&lt;/li&gt;</text:p>
      <text:p text:style-name="Standard"><text:s text:c="10"/>&lt;li&gt;&lt;input type="number" id="H-cant-BB" class="cant_item" /&gt;&lt;/li&gt;</text:p>
      <text:p text:style-name="Standard"><text:s text:c="10"/>&lt;li&gt;&lt;input type="number" id="H-cant-CC" class="cant_item" /&gt;&lt;/li&gt;</text:p>
      <text:p text:style-name="Standard"><text:s text:c="10"/>&lt;li&gt;&lt;input type="number" id="H-cant-DD" class="cant_item" /&gt;&lt;/li&gt;</text:p>
      <text:p text:style-name="Standard"><text:s text:c="10"/>&lt;li&gt;&lt;input type="number" id="H-cant-EE" class="cant_item" /&gt;&lt;/li&gt;</text:p>
      <text:p text:style-name="Standard"><text:s text:c="10"/>&lt;li&gt;&lt;input type="number" id="H-cant-FF" class="cant_item" /&gt;&lt;/li&gt;</text:p>
      <text:p text:style-name="Standard"><text:s text:c="10"/>&lt;li&gt;&lt;input type="number" id="H-cant-GG" class="cant_item" /&gt;&lt;/li&gt;</text:p>
      <text:p text:style-name="Standard"><text:s text:c="10"/>&lt;li&gt;&lt;input type="number" id="H-cant-HH" class="cant_item" /&gt;&lt;/li&gt;</text:p>
      <text:p text:style-name="Standard"><text:s text:c="10"/>&lt;li&gt;&lt;input type="number" id="H-cant-II" class="cant_item" /&gt;&lt;/li&gt;</text:p>
      <text:p text:style-name="Standard"><text:s text:c="10"/>&lt;li&gt;&lt;input type="number" id="H-cant-JJ" class="cant_item" /&gt;&lt;/li&gt;</text:p>
      <text:p text:style-name="Standard"><text:s text:c="10"/>&lt;li&gt;&lt;input type="number" id="H-cant-KK" class="cant_item" /&gt;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li&gt;&lt;h3&gt;Precio&lt;/h3&gt;&lt;/li&gt;</text:p>
      <text:p text:style-name="Standard"><text:s text:c="10"/>&lt;li&gt;&lt;input type="number" id="H-price-A" class="H-price-item" /&gt;&lt;/li&gt;</text:p>
      <text:p text:style-name="Standard"><text:s text:c="10"/>&lt;li&gt;&lt;input type="number" id="H-price-B" class="H-price-item" /&gt;&lt;/li&gt;</text:p>
      <text:p text:style-name="Standard"><text:s text:c="10"/>&lt;li&gt;&lt;input type="number" id="H-price-C" class="H-price-item" /&gt;&lt;/li&gt;</text:p>
      <text:p text:style-name="Standard"><text:s text:c="10"/>&lt;li&gt;&lt;input type="number" id="H-price-D" class="H-price-item" /&gt;&lt;/li&gt;</text:p>
      <text:p text:style-name="Standard"><text:s text:c="10"/>&lt;li&gt;&lt;input type="number" id="H-price-E" class="H-price-item" /&gt;&lt;/li&gt;</text:p>
      <text:p text:style-name="Standard"><text:s text:c="10"/>&lt;li&gt;&lt;input type="number" id="H-price-F" class="H-price-item" /&gt;&lt;/li&gt;</text:p>
      <text:p text:style-name="Standard"><text:s text:c="10"/>&lt;li&gt;&lt;input type="number" id="H-price-G" class="H-price-item" /&gt;&lt;/li&gt;</text:p>
      <text:p text:style-name="Standard"><text:s text:c="10"/>&lt;li&gt;&lt;input type="number" id="H-price-H" class="H-price-item" /&gt;&lt;/li&gt;</text:p>
      <text:p text:style-name="Standard"><text:s text:c="10"/>&lt;li&gt;&lt;input type="number" id="H-price-I" class="H-price-item" /&gt;&lt;/li&gt;</text:p>
      <text:p text:style-name="Standard"><text:s text:c="10"/>&lt;li&gt;&lt;input type="number" id="H-price-J" class="H-price-item" /&gt;&lt;/li&gt;</text:p>
      <text:p text:style-name="Standard"><text:s text:c="10"/>&lt;li&gt;&lt;input type="number" id="H-price-K" class="H-price-item" /&gt;&lt;/li&gt;</text:p>
      <text:p text:style-name="Standard"><text:s text:c="10"/>&lt;li&gt;&lt;input type="number" id="H-price-L" class="H-price-item" /&gt;&lt;/li&gt;</text:p>
      <text:p text:style-name="Standard"><text:s text:c="10"/>&lt;li&gt;&lt;input type="number" id="H-price-M" class="H-price-item" /&gt;&lt;/li&gt;</text:p>
      <text:p text:style-name="Standard"><text:s text:c="10"/>&lt;li&gt;&lt;input type="number" id="H-price-Ñ" class="H-price-item" /&gt;&lt;/li&gt;</text:p>
      <text:p text:style-name="Standard"><text:s text:c="10"/>&lt;li&gt;&lt;input type="number" id="H-price-O" class="H-price-item" /&gt;&lt;/li&gt;</text:p>
      <text:p text:style-name="Standard"><text:s text:c="10"/>&lt;li&gt;&lt;input type="number" id="H-price-P" class="H-price-item" /&gt;&lt;/li&gt;</text:p>
      <text:p text:style-name="Standard"><text:s text:c="10"/>&lt;li&gt;&lt;input type="number" id="H-price-Q" class="H-price-item" /&gt;&lt;/li&gt;</text:p>
      <text:p text:style-name="Standard"><text:s text:c="10"/>&lt;li&gt;&lt;input type="number" id="H-price-R" class="H-price-item" /&gt;&lt;/li&gt;</text:p>
      <text:p text:style-name="Standard"><text:s text:c="10"/>&lt;li&gt;&lt;input type="number" id="H-price-S" class="H-price-item" /&gt;&lt;/li&gt;</text:p>
      <text:p text:style-name="Standard"><text:s text:c="10"/>&lt;li&gt;&lt;input type="number" id="H-price-T" class="H-price-item" /&gt;&lt;/li&gt;</text:p>
      <text:p text:style-name="Standard"><text:s text:c="10"/>&lt;li&gt;&lt;input type="number" id="H-price-U" class="H-price-item" /&gt;&lt;/li&gt;</text:p>
      <text:p text:style-name="Standard"><text:s text:c="10"/>&lt;li&gt;&lt;input type="number" id="H-price-V" class="H-price-item" /&gt;&lt;/li&gt;</text:p>
      <text:p text:style-name="Standard"><text:s text:c="10"/>&lt;li&gt;&lt;input type="number" id="H-price-W" class="H-price-item" /&gt;&lt;/li&gt;</text:p>
      <text:p text:style-name="Standard"><text:s text:c="10"/>&lt;li&gt;&lt;input type="number" id="H-price-X" class="H-price-item" /&gt;&lt;/li&gt;</text:p>
      <text:p text:style-name="Standard"><text:s text:c="10"/>&lt;li&gt;&lt;input type="number" id="H-price-Y" class="H-price-item" /&gt;&lt;/li&gt;</text:p>
      <text:p text:style-name="Standard"><text:s text:c="10"/>&lt;li&gt;&lt;input type="number" id="H-price-Z" class="H-price-item" /&gt;&lt;/li&gt;</text:p>
      <text:p text:style-name="Standard"><text:s text:c="10"/>&lt;li&gt;&lt;input type="number" id="H-price-AA" class="H-price-item" /&gt;&lt;/li&gt;</text:p>
      <text:p text:style-name="Standard"><text:s text:c="10"/>&lt;li&gt;&lt;input type="number" id="H-price-BB" class="H-price-item" /&gt;&lt;/li&gt;</text:p>
      <text:p text:style-name="Standard"><text:soft-page-break/><text:s text:c="10"/>&lt;li&gt;&lt;input type="number" id="H-price-CC" class="H-price-item" /&gt;&lt;/li&gt;</text:p>
      <text:p text:style-name="Standard"><text:s text:c="10"/>&lt;li&gt;&lt;input type="number" id="H-price-DD" class="H-price-item" /&gt;&lt;/li&gt;</text:p>
      <text:p text:style-name="Standard"><text:s text:c="10"/>&lt;li&gt;&lt;input type="number" id="H-price-EE" class="H-price-item" /&gt;&lt;/li&gt;</text:p>
      <text:p text:style-name="Standard"><text:s text:c="10"/>&lt;li&gt;&lt;input type="number" id="H-price-FF" class="H-price-item" /&gt;&lt;/li&gt;</text:p>
      <text:p text:style-name="Standard"><text:s text:c="10"/>&lt;li&gt;&lt;input type="number" id="H-price-GG" class="H-price-item" /&gt;&lt;/li&gt;</text:p>
      <text:p text:style-name="Standard"><text:s text:c="10"/>&lt;li&gt;&lt;input type="number" id="H-price-HH" class="H-price-item" /&gt;&lt;/li&gt;</text:p>
      <text:p text:style-name="Standard"><text:s text:c="10"/>&lt;li&gt;&lt;input type="number" id="H-price-II" class="H-price-item" /&gt;&lt;/li&gt;</text:p>
      <text:p text:style-name="Standard"><text:s text:c="10"/>&lt;li&gt;&lt;input type="number" id="H-price-JJ" class="H-price-item" /&gt;&lt;/li&gt;</text:p>
      <text:p text:style-name="Standard"><text:s text:c="10"/>&lt;li&gt;&lt;input type="number" id="H-price-KK" class="H-price-item" /&gt;&lt;/li&gt;</text:p>
      <text:p text:style-name="Standard"><text:s text:c="8"/>&lt;/ul&gt;</text:p>
      <text:p text:style-name="Standard"><text:s text:c="6"/>&lt;/div&gt;</text:p>
      <text:p text:style-name="Standard"><text:s text:c="6"/>&lt;div&gt;</text:p>
      <text:p text:style-name="Standard"><text:s text:c="8"/>&lt;ul&gt;</text:p>
      <text:p text:style-name="Standard"><text:s text:c="10"/>&lt;form&gt;</text:p>
      <text:p text:style-name="Standard"><text:s text:c="12"/>&lt;li&gt;&lt;h3&gt;Check&lt;/h3&gt;&lt;/li&gt;</text:p>
      <text:p text:style-name="Standard"><text:s text:c="12"/>&lt;li&gt;&lt;input type="checkbox" id="H-checked-A" class="H-chk" /&gt;&lt;/li&gt;</text:p>
      <text:p text:style-name="Standard"><text:s text:c="12"/>&lt;li&gt;&lt;input type="checkbox" id="H-checked-B" class="H-chk" /&gt;&lt;/li&gt;</text:p>
      <text:p text:style-name="Standard"><text:s text:c="12"/>&lt;li&gt;&lt;input type="checkbox" id="H-checked-C" class="H-chk" /&gt;&lt;/li&gt;</text:p>
      <text:p text:style-name="Standard"><text:s text:c="12"/>&lt;li&gt;&lt;input type="checkbox" id="H-checked-D" class="H-chk" /&gt;&lt;/li&gt;</text:p>
      <text:p text:style-name="Standard"><text:s text:c="12"/>&lt;li&gt;&lt;input type="checkbox" id="H-checked-E" class="H-chk" /&gt;&lt;/li&gt;</text:p>
      <text:p text:style-name="Standard"><text:s text:c="12"/>&lt;li&gt;&lt;input type="checkbox" id="H-checked-F" class="H-chk" /&gt;&lt;/li&gt;</text:p>
      <text:p text:style-name="Standard"><text:s text:c="12"/>&lt;li&gt;&lt;input type="checkbox" id="H-checked-G" class="H-chk" /&gt;&lt;/li&gt;</text:p>
      <text:p text:style-name="Standard"><text:s text:c="12"/>&lt;li&gt;&lt;input type="checkbox" id="H-checked-H" class="H-chk" /&gt;&lt;/li&gt;</text:p>
      <text:p text:style-name="Standard"><text:s text:c="12"/>&lt;li&gt;&lt;input type="checkbox" id="H-checked-I" class="H-chk" /&gt;&lt;/li&gt;</text:p>
      <text:p text:style-name="Standard"><text:s text:c="12"/>&lt;li&gt;&lt;input type="checkbox" id="H-checked-J" class="H-chk" /&gt;&lt;/li&gt;</text:p>
      <text:p text:style-name="Standard"><text:s text:c="12"/>&lt;li&gt;&lt;input type="checkbox" id="H-checked-K" class="H-chk" /&gt;&lt;/li&gt;</text:p>
      <text:p text:style-name="Standard"><text:s text:c="12"/>&lt;li&gt;&lt;input type="checkbox" id="H-checked-L" class="H-chk" /&gt;&lt;/li&gt;</text:p>
      <text:p text:style-name="Standard"><text:s text:c="12"/>&lt;li&gt;&lt;input type="checkbox" id="H-checked-M" class="H-chk" /&gt;&lt;/li&gt;</text:p>
      <text:p text:style-name="Standard"><text:s text:c="12"/>&lt;li&gt;&lt;input type="checkbox" id="H-checked-N" class="H-chk" /&gt;&lt;/li&gt;</text:p>
      <text:p text:style-name="Standard"><text:s text:c="12"/>&lt;li&gt;&lt;input type="checkbox" id="H-checked-Ñ" class="H-chk" /&gt;&lt;/li&gt;</text:p>
      <text:p text:style-name="Standard"><text:s text:c="12"/>&lt;li&gt;&lt;input type="checkbox" id="H-checked-O" class="H-chk" /&gt;&lt;/li&gt;</text:p>
      <text:p text:style-name="Standard"><text:s text:c="12"/>&lt;li&gt;&lt;input type="checkbox" id="H-checked-P" class="H-chk" /&gt;&lt;/li&gt;</text:p>
      <text:p text:style-name="Standard"><text:s text:c="12"/>&lt;li&gt;&lt;input type="checkbox" id="H-checked-Q" class="H-chk" /&gt;&lt;/li&gt;</text:p>
      <text:p text:style-name="Standard"><text:s text:c="12"/>&lt;li&gt;&lt;input type="checkbox" id="H-checked-R" class="H-chk" /&gt;&lt;/li&gt;</text:p>
      <text:p text:style-name="Standard"><text:s text:c="12"/>&lt;li&gt;&lt;input type="checkbox" id="H-checked-L" class="H-chk" /&gt;&lt;/li&gt;</text:p>
      <text:p text:style-name="Standard"><text:s text:c="12"/>&lt;li&gt;&lt;input type="checkbox" id="H-checked-M" class="H-chk" /&gt;&lt;/li&gt;</text:p>
      <text:p text:style-name="Standard"><text:s text:c="12"/>&lt;li&gt;&lt;input type="checkbox" id="H-checked-N" class="H-chk" /&gt;&lt;/li&gt;</text:p>
      <text:p text:style-name="Standard"><text:s text:c="12"/>&lt;li&gt;&lt;input type="checkbox" id="H-checked-Ñ" class="H-chk" /&gt;&lt;/li&gt;</text:p>
      <text:p text:style-name="Standard"><text:s text:c="12"/>&lt;li&gt;&lt;input type="checkbox" id="H-checked-O" class="H-chk" /&gt;&lt;/li&gt;</text:p>
      <text:p text:style-name="Standard"><text:s text:c="12"/>&lt;li&gt;&lt;input type="checkbox" id="H-checked-P" class="H-chk" /&gt;&lt;/li&gt;</text:p>
      <text:p text:style-name="Standard"><text:s text:c="12"/>&lt;li&gt;&lt;input type="checkbox" id="H-checked-Q" class="H-chk" /&gt;&lt;/li&gt;</text:p>
      <text:p text:style-name="Standard"><text:s text:c="12"/>&lt;li&gt;&lt;input type="checkbox" id="H-checked-R" class="H-chk" /&gt;&lt;/li&gt;</text:p>
      <text:p text:style-name="Standard"><text:s text:c="12"/>&lt;li&gt;&lt;input type="checkbox" id="H-checked-S" class="H-chk" /&gt;&lt;/li&gt;</text:p>
      <text:p text:style-name="Standard"><text:s text:c="12"/>&lt;li&gt;&lt;input type="checkbox" id="H-checked-T" class="H-chk" /&gt;&lt;/li&gt;</text:p>
      <text:p text:style-name="Standard"><text:s text:c="12"/>&lt;li&gt;&lt;input type="checkbox" id="H-checked-U" class="H-chk" /&gt;&lt;/li&gt;</text:p>
      <text:p text:style-name="Standard"><text:s text:c="12"/>&lt;li&gt;&lt;input type="checkbox" id="H-checked-V" class="H-chk" /&gt;&lt;/li&gt;</text:p>
      <text:p text:style-name="Standard"><text:s text:c="12"/>&lt;li&gt;&lt;input type="checkbox" id="H-checked-W" class="H-chk" /&gt;&lt;/li&gt;</text:p>
      <text:p text:style-name="Standard"><text:s text:c="12"/>&lt;li&gt;&lt;input type="checkbox" id="H-checked-X" class="H-chk" /&gt;&lt;/li&gt;</text:p>
      <text:p text:style-name="Standard"><text:s text:c="12"/>&lt;li&gt;&lt;input type="checkbox" id="H-checked-Y" class="H-chk" /&gt;&lt;/li&gt;</text:p>
      <text:p text:style-name="Standard"><text:s text:c="12"/>&lt;li&gt;&lt;input type="checkbox" id="H-checked-Z" class="H-chk" /&gt;&lt;/li&gt;</text:p>
      <text:p text:style-name="Standard"><text:s text:c="12"/>&lt;li&gt;&lt;input type="checkbox" id="H-checked-AA" class="H-chk" /&gt;&lt;/li&gt;</text:p>
      <text:p text:style-name="Standard"><text:s text:c="12"/>&lt;li&gt;&lt;input type="checkbox" id="H-checked-BB" class="H-chk" /&gt;&lt;/li&gt;</text:p>
      <text:p text:style-name="Standard"><text:soft-page-break/><text:s text:c="12"/>&lt;li&gt;&lt;input type="checkbox" id="H-checked-CC" class="H-chk" /&gt;&lt;/li&gt;</text:p>
      <text:p text:style-name="Standard"><text:s text:c="12"/>&lt;li&gt;&lt;input type="checkbox" id="H-checked-DD" class="H-chk" /&gt;&lt;/li&gt;</text:p>
      <text:p text:style-name="Standard"/>
      <text:p text:style-name="Standard"><text:s text:c="10"/>&lt;/form&gt;</text:p>
      <text:p text:style-name="Standard"><text:s text:c="8"/>&lt;/ul&gt;</text:p>
      <text:p text:style-name="Standard"><text:s text:c="6"/>&lt;/div&gt;</text:p>
      <text:p text:style-name="Standard"><text:s text:c="4"/>&lt;/di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2:31:47.401336637</meta:creation-date>
    <dc:date>2022-04-25T13:41:29.316831371</dc:date>
    <meta:editing-duration>PT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66" meta:word-count="964" meta:character-count="15102" meta:non-whitespace-character-count="11794"/>
  </office:meta>
</office:document-meta>
</file>